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279f" officeooo:paragraph-rsid="001e279f"/>
    </style:style>
    <style:style style:name="P2" style:family="paragraph" style:parent-style-name="Standard">
      <style:text-properties officeooo:rsid="001f9293" officeooo:paragraph-rsid="001f92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udy Git with Lucy</text:p>
      <text:p text:style-name="P2">Plus new change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3T13:43:12.582712948</meta:creation-date>
    <dc:date>2023-06-04T21:51:01.217490939</dc:date>
    <meta:editing-duration>PT4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" meta:word-count="7" meta:character-count="35" meta:non-whitespace-character-count="30"/>
  </office:meta>
</office:document-meta>
</file>